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imesNewRoman1" svg:font-family="TimesNewRoman" style:font-family-generic="system" style:font-pitch="variable"/>
  </office:font-face-decls>
  <office:automatic-styles>
    <style:style style:name="Tabla1" style:family="table" style:master-page-name="Standard">
      <style:table-properties style:width="15.383cm" fo:margin-left="-0.191cm" fo:margin-top="0cm" fo:margin-bottom="0cm" style:page-number="auto" table:align="left" style:writing-mode="lr-tb"/>
    </style:style>
    <style:style style:name="Tabla1.A" style:family="table-column">
      <style:table-column-properties style:column-width="7.661cm"/>
    </style:style>
    <style:style style:name="Tabla1.B" style:family="table-column">
      <style:table-column-properties style:column-width="7.722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2" style:family="table">
      <style:table-properties style:width="15.372cm" fo:margin-left="-0.191cm" fo:margin-top="0cm" fo:margin-bottom="0cm" table:align="left" style:writing-mode="lr-tb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12.065cm"/>
    </style:style>
    <style:style style:name="Tabla2.1" style:family="table-row">
      <style:table-row-properties style:min-row-height="0.6cm"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Tabla2.B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a2.B2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Standard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Viñetas-1">
      <style:paragraph-properties loext:contextual-spacing="false" fo:margin-top="0cm" fo:margin-bottom="0cm"/>
    </style:style>
    <style:style style:name="P6" style:family="paragraph" style:parent-style-name="Viñetas-1">
      <style:paragraph-properties loext:contextual-spacing="false" fo:margin-top="0cm" fo:margin-bottom="0cm"/>
      <style:text-properties fo:font-style="italic" style:font-style-asian="italic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Text_20_body">
      <style:paragraph-properties fo:line-height="100%"/>
      <style:text-properties style:font-name="Times New Roman"/>
    </style:style>
    <style:style style:name="P9" style:family="paragraph" style:parent-style-name="Text_20_body">
      <style:paragraph-properties loext:contextual-spacing="false"/>
      <style:text-properties style:font-name="Times New Roman"/>
    </style:style>
    <style:style style:name="P10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Times New Roman"/>
    </style:style>
    <style:style style:name="P11" style:family="paragraph" style:parent-style-name="Viñetas-1">
      <style:paragraph-properties loext:contextual-spacing="false" fo:margin-left="0cm" fo:margin-right="0cm" fo:margin-top="0cm" fo:margin-bottom="0cm" fo:text-indent="0cm" style:auto-text-indent="false"/>
    </style:style>
    <style:style style:name="P12" style:family="paragraph" style:parent-style-name="Viñetas-1">
      <style:paragraph-properties loext:contextual-spacing="false" fo:margin-left="0cm" fo:margin-right="0cm" fo:margin-top="0cm" fo:margin-bottom="0cm" fo:text-indent="0cm" style:auto-text-indent="false"/>
      <style:text-properties style:font-name="Times New Roman"/>
    </style:style>
    <style:style style:name="P13" style:family="paragraph" style:parent-style-name="Viñetas-1">
      <style:paragraph-properties loext:contextual-spacing="false" fo:margin-left="1.259cm" fo:margin-right="0cm" fo:margin-top="0cm" fo:margin-bottom="0cm" fo:text-indent="0cm" style:auto-text-indent="false"/>
    </style:style>
    <style:style style:name="P14" style:family="paragraph" style:parent-style-name="Viñetas-1">
      <style:paragraph-properties loext:contextual-spacing="false" fo:margin-left="1.259cm" fo:margin-right="0cm" fo:margin-top="0cm" fo:margin-bottom="0cm" fo:text-indent="0cm" style:auto-text-indent="false"/>
      <style:text-properties style:font-name="Times New Roman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Viñetas-1">
      <style:paragraph-properties loext:contextual-spacing="false" fo:margin-left="1.259cm" fo:margin-right="0cm" fo:margin-top="0cm" fo:margin-bottom="0cm" fo:text-indent="0cm" style:auto-text-indent="false"/>
      <style:text-properties style:text-underline-style="none"/>
    </style:style>
    <style:style style:name="T1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Dpto. Informática - I.E.S. La Marisma</text:p>
          </table:table-cell>
          <table:table-cell table:style-name="Tabla1.A1" office:value-type="string">
            <text:p text:style-name="P3">C.F.G.S. Desarrollo de Aplicaciones Multiplataforma<text:bookmark text:name="_GoBack"/></text:p>
          </table:table-cell>
        </table:table-row>
      </table:table>
      <text:p text:style-name="Title">PROPUESTA DE PROYECTO </text:p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">Nombre del proyecto:</text:p>
          </table:table-cell>
          <table:table-cell table:style-name="Tabla2.B1" office:value-type="string">
            <text:p text:style-name="P5">Turn-Based RPG (Juego de rol por turnos)</text:p>
          </table:table-cell>
        </table:table-row>
        <table:table-row table:style-name="Tabla2.1">
          <table:table-cell table:style-name="Tabla2.A1" office:value-type="string">
            <text:p text:style-name="P1">Alumno:</text:p>
          </table:table-cell>
          <table:table-cell table:style-name="Tabla2.B2" office:value-type="string">
            <text:p text:style-name="P5">Daniel García Zambrano</text:p>
          </table:table-cell>
        </table:table-row>
        <table:table-row table:style-name="Tabla2.1">
          <table:table-cell table:style-name="Tabla2.A1" office:value-type="string">
            <text:p text:style-name="P1">Curso:</text:p>
          </table:table-cell>
          <table:table-cell table:style-name="Tabla2.B2" office:value-type="string">
            <text:p text:style-name="P5">2º DAM</text:p>
          </table:table-cell>
        </table:table-row>
        <table:table-row table:style-name="Tabla2.1">
          <table:table-cell table:style-name="Tabla2.A1" office:value-type="string">
            <text:p text:style-name="P1">Tutor:</text:p>
          </table:table-cell>
          <table:table-cell table:style-name="Tabla2.B2" office:value-type="string">
            <text:p text:style-name="P6"/>
          </table:table-cell>
        </table:table-row>
      </table:table>
      <text:p text:style-name="P5"/>
      <text:h text:style-name="Heading_20_1" text:outline-level="1">OBJETIVOS<text:tab/></text:h>
      <text:p text:style-name="Text_20_body"/>
      <text:p text:style-name="P8">-Crear un juego de rol con combates por turnos. Será desarrollado en Unity usando C#.</text:p>
      <text:p text:style-name="P8">-Diseñar un sistema de combate fácil de modificar y ampliar con nuevos efectos. Además, el diseño de los combates debe ser tal que su resolución esté basada en la estrategia y la planificación.</text:p>
      <text:p text:style-name="P8">-Crear una serie de mapas que contengan una sucesión de combates que en su conjunto supongan un reto interesante para el jugador.</text:p>
      <text:p text:style-name="P8">-Permitir al jugador detener el juego y retomarlo sin perder el progreso.</text:p>
      <text:p text:style-name="P4"/>
      <text:h text:style-name="Heading_20_1" text:outline-level="1">ANÁLISIS DEL SISTEMA</text:h>
      <text:p text:style-name="Text_20_body"/>
      <text:p text:style-name="P10">Juego para PC en Windows 10. Ampliable a otras versiones y sistemas operativos. Se pretende publicar el juego en Steam y en Itch. No se requiere mando ni ningún otro hardware especial para jugar salvo ratón y teclado.</text:p>
      <text:p text:style-name="P11"/>
      <text:h text:style-name="Heading_20_1" text:outline-level="1"/>
      <text:h text:style-name="P15" text:outline-level="1">DISEÑO DEL SISTEMA</text:h>
      <text:p text:style-name="Text_20_body"/>
      <text:p text:style-name="Text_20_body">-Datos:</text:p>
      <text:p text:style-name="P11"><text:tab/>-Habilidades. Requisitos para ser usada. Efecto al ser usada. Objetivo. Animación asociada.</text:p>
      <text:p text:style-name="P11"><text:tab/>-Combatientes. Bando en el combate (enemigo o aliado). Estadísticas de combate (vitalidad, ataque, defensa, velocidad,...). Estado. Habilidades que puede usar.</text:p>
      <text:p text:style-name="P11"><text:tab/>-Objetos poseídos y cantidad.</text:p>
      <text:p text:style-name="P11"/>
      <text:p text:style-name="P11">-Dos estados:</text:p>
      <text:p text:style-name="P13">-Modo mapa:</text:p>
      <text:p text:style-name="P13"><text:tab/>-Desplazamiento de un jugador sobre un mapa.</text:p>
      <text:p text:style-name="P13"><text:tab/>-Detección de colisiones.</text:p>
      <text:p text:style-name="P13"><text:tab/>-Interacción con otras entidades al tocarlas o al pulsar un botón.</text:p>
      <text:p text:style-name="P13"><text:tab/>-Cambios de mapa.</text:p>
      <text:p text:style-name="P13"><text:tab/>-Interfaz menú al pulsar un botón:</text:p>
      <text:p text:style-name="P13"><text:tab/><text:tab/>-Resumen del estado y características del equipo.</text:p>
      <text:p text:style-name="P13"><text:tab/><text:tab/>-Capacidad de guardar y cargar los datos.</text:p>
      <text:p text:style-name="P13"><text:tab/><text:tab/>-Listado de habilidades y objetos poseídos</text:p>
      <text:p text:style-name="P13"/>
      <text:p text:style-name="P13">-Modo combate:</text:p>
      <text:p text:style-name="P13"><text:tab/>-Combatientes estáticos sobre un mapa, alineados por bando. Bandos cara a cara en lados opuestos.</text:p>
      <text:p text:style-name="P13"><text:tab/>-Interfaz que muestra un resumen del estado y características del equipo.</text:p>
      <text:p text:style-name="P13"><text:tab/><text:span text:style-name="T1">-Interfaz que muestra un listado de habilidades y selección por parte del jugador.</text:span></text:p>
      <text:p text:style-name="P16"><text:tab/>-IA enemiga básica para la selección de habilidades y objetivos.</text:p>
      <text:p text:style-name="P16"><text:tab/>-Cálculo del orden en que suceden las acciones basado en la velocidad y otros factores.</text:p>
      <text:p text:style-name="P16"><text:tab/>-Reproducción de animaciones asociadas a las habilidades.</text:p>
      <text:p text:style-name="P16"><text:tab/>-Calcular y aplicar los efectos de las habilidades.</text:p>
      <text:p text:style-name="P16"><text:tab/>-Reinicio del proceso.</text:p>
      <text:p text:style-name="P14"/>
      <text:p text:style-name="P12">-Sistema de reproducción de sonidos y música.</text:p>
      <text:p text:style-name="P14"/>
      <text:p text:style-name="P9">-Interfaz de lectura de textos.</text:p>
      <text:p text:style-name="Viñetas-1"/>
      <text:h text:style-name="Heading_20_1" text:outline-level="1">ESTIMACIÓN DE COSTES</text:h>
      <text:p text:style-name="Text_20_body"/>
      <text:p text:style-name="P7">Costes temporales: 40 horas.</text:p>
      <text:p text:style-name="P7">Costes económicos: Steam recibe un 30% de los beneficios. En caso de usar Unity, es necesario pagar si se recaudan más de 100 000€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imesNewRoman1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fals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punctuation-wrap="hanging" style:vertical-align="baseline" style:writing-mode="lr-tb"/>
      <style:text-properties style:font-name="Calibri" fo:font-size="12pt" style:font-name-asian="Times New Roman1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Viñetas-1" style:family="paragraph" style:parent-style-name="Standard" style:default-outline-level="">
      <style:paragraph-properties loext:contextual-spacing="false" fo:margin-top="0.212cm" fo:margin-bottom="0cm" style:punctuation-wrap="simple" style:vertical-align="auto"/>
      <style:text-properties fo:color="#000000" style:font-name="TimesNewRoman" style:font-name-complex="TimesNewRoman1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</meta:initial-creator>
    <meta:editing-cycles>26</meta:editing-cycles>
    <meta:creation-date>2013-03-14T11:37:00</meta:creation-date>
    <dc:date>2021-09-30T20:51:56.92</dc:date>
    <meta:editing-duration>PT3H5M55S</meta:editing-duration>
    <meta:generator>OpenOffice/4.1.7$Win32 OpenOffice.org_project/417m1$Build-9800</meta:generator>
    <dc:creator>xdan el puto amo</dc:creator>
    <meta:document-statistic meta:table-count="2" meta:image-count="0" meta:object-count="0" meta:page-count="2" meta:paragraph-count="46" meta:word-count="377" meta:character-count="24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